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776in" svg:height="4.7031in" svg:x="7.8094in" svg:y="0.8646in">
            <draw:object draw:notify-on-update-of-ranges="Sheet1.C5:Sheet1.C55 Sheet1.D5:Sheet1.D55 Sheet1.F5:Sheet1.F8 Sheet1.G5:Sheet1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p(1-p)^(n-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Th. Throughput</text:p>
          </table:table-cell>
          <table:table-cell/>
          <table:table-cell office:value-type="string" calcext:value-type="string">
            <text:p>p </text:p>
          </table:table-cell>
          <table:table-cell office:value-type="string" calcext:value-type="string">
            <text:p>f(x) sim</text:p>
          </table:table-cell>
          <table:table-cell office:value-type="string" calcext:value-type="string">
            <text:p>95 % CI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B$5]*[.C5]*POWER(1-[.C5]; [.$B$5]-1)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4">
            <text:p>N = 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18430555555556" calcext:value-type="float">
            <text:p>0.318430555555556</text:p>
          </table:table-cell>
          <table:table-cell table:style-name="ce6" office:value-type="float" office:value="0.0034018171863518" calcext:value-type="float">
            <text:p>0.003401817186352</text:p>
          </table:table-cell>
        </table:table-row>
        <table:table-row table:style-name="ro1">
          <table:table-cell table:number-columns-repeated="2"/>
          <table:table-cell table:formula="of:=0.02+[.C5]" office:value-type="float" office:value="0.02" calcext:value-type="float">
            <text:p>0.02</text:p>
          </table:table-cell>
          <table:table-cell table:formula="of:=[.$B$5]*[.C6]*POWER(1-[.C6]; [.$B$5]-1)" office:value-type="float" office:value="0.0392" calcext:value-type="float">
            <text:p>0.0392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478972222222222" calcext:value-type="float">
            <text:p>0.478972222222222</text:p>
          </table:table-cell>
          <table:table-cell table:style-name="ce7" office:value-type="float" office:value="0.00355919094331006" calcext:value-type="float">
            <text:p>0.00355919094331</text:p>
          </table:table-cell>
        </table:table-row>
        <table:table-row table:style-name="ro1">
          <table:table-cell table:number-columns-repeated="2"/>
          <table:table-cell table:formula="of:=0.02+[.C6]" office:value-type="float" office:value="0.04" calcext:value-type="float">
            <text:p>0.04</text:p>
          </table:table-cell>
          <table:table-cell table:formula="of:=[.$B$5]*[.C7]*POWER(1-[.C7]; [.$B$5]-1)" office:value-type="float" office:value="0.0768" calcext:value-type="float">
            <text:p>0.0768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482708333333333" calcext:value-type="float">
            <text:p>0.482708333333333</text:p>
          </table:table-cell>
          <table:table-cell table:style-name="ce7" office:value-type="float" office:value="0.00346058420554753" calcext:value-type="float">
            <text:p>0.003460584205548</text:p>
          </table:table-cell>
        </table:table-row>
        <table:table-row table:style-name="ro1">
          <table:table-cell table:number-columns-repeated="2"/>
          <table:table-cell table:formula="of:=0.02+[.C7]" office:value-type="float" office:value="0.06" calcext:value-type="float">
            <text:p>0.06</text:p>
          </table:table-cell>
          <table:table-cell table:formula="of:=[.$B$5]*[.C8]*POWER(1-[.C8]; [.$B$5]-1)" office:value-type="float" office:value="0.1128" calcext:value-type="float">
            <text:p>0.1128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319958333333333" calcext:value-type="float">
            <text:p>0.319958333333333</text:p>
          </table:table-cell>
          <table:table-cell table:style-name="ce8" office:value-type="float" office:value="0.0029747434669573" calcext:value-type="float">
            <text:p>0.002974743466957</text:p>
          </table:table-cell>
        </table:table-row>
        <table:table-row table:style-name="ro1">
          <table:table-cell table:number-columns-repeated="2"/>
          <table:table-cell table:formula="of:=0.02+[.C8]" office:value-type="float" office:value="0.08" calcext:value-type="float">
            <text:p>0.08</text:p>
          </table:table-cell>
          <table:table-cell table:formula="of:=[.$B$5]*[.C9]*POWER(1-[.C9]; [.$B$5]-1)" office:value-type="float" office:value="0.1472" calcext:value-type="float">
            <text:p>0.1472</text:p>
          </table:table-cell>
          <table:table-cell table:style-name="ce2" office:value-type="string" calcext:value-type="string" table:number-columns-spanned="1" table:number-rows-spanned="4">
            <text:p>N = 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10291666666666" calcext:value-type="float">
            <text:p>0.410291666666666</text:p>
          </table:table-cell>
          <table:table-cell table:style-name="ce6" office:value-type="float" office:value="0.0032519725903023" calcext:value-type="float">
            <text:p>0.003251972590302</text:p>
          </table:table-cell>
        </table:table-row>
        <table:table-row table:style-name="ro1">
          <table:table-cell table:number-columns-repeated="2"/>
          <table:table-cell table:formula="of:=0.02+[.C9]" office:value-type="float" office:value="0.1" calcext:value-type="float">
            <text:p>0.1</text:p>
          </table:table-cell>
          <table:table-cell table:formula="of:=[.$B$5]*[.C10]*POWER(1-[.C10]; [.$B$5]-1)" office:value-type="float" office:value="0.18" calcext:value-type="float">
            <text:p>0.18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26075" calcext:value-type="float">
            <text:p>0.26075</text:p>
          </table:table-cell>
          <table:table-cell table:style-name="ce7" office:value-type="float" office:value="0.00302344260072199" calcext:value-type="float">
            <text:p>0.003023442600722</text:p>
          </table:table-cell>
        </table:table-row>
        <table:table-row table:style-name="ro1">
          <table:table-cell table:number-columns-repeated="2"/>
          <table:table-cell table:formula="of:=0.02+[.C10]" office:value-type="float" office:value="0.12" calcext:value-type="float">
            <text:p>0.12</text:p>
          </table:table-cell>
          <table:table-cell table:formula="of:=[.$B$5]*[.C11]*POWER(1-[.C11]; [.$B$5]-1)" office:value-type="float" office:value="0.2112" calcext:value-type="float">
            <text:p>0.2112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0781388888888888" calcext:value-type="float">
            <text:p>0.078138888888889</text:p>
          </table:table-cell>
          <table:table-cell table:style-name="ce7" office:value-type="float" office:value="0.00192255099044415" calcext:value-type="float">
            <text:p>0.001922550990444</text:p>
          </table:table-cell>
        </table:table-row>
        <table:table-row table:style-name="ro1">
          <table:table-cell table:number-columns-repeated="2"/>
          <table:table-cell table:formula="of:=0.02+[.C11]" office:value-type="float" office:value="0.14" calcext:value-type="float">
            <text:p>0.14</text:p>
          </table:table-cell>
          <table:table-cell table:formula="of:=[.$B$5]*[.C12]*POWER(1-[.C12]; [.$B$5]-1)" office:value-type="float" office:value="0.2408" calcext:value-type="float">
            <text:p>0.2408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00654166666666666" calcext:value-type="float">
            <text:p>0.006541666666667</text:p>
          </table:table-cell>
          <table:table-cell table:style-name="ce8" office:value-type="float" office:value="0.000603361632502276" calcext:value-type="float">
            <text:p>0.000603361632502</text:p>
          </table:table-cell>
        </table:table-row>
        <table:table-row table:style-name="ro1">
          <table:table-cell table:number-columns-repeated="2"/>
          <table:table-cell table:formula="of:=0.02+[.C12]" office:value-type="float" office:value="0.16" calcext:value-type="float">
            <text:p>0.16</text:p>
          </table:table-cell>
          <table:table-cell table:formula="of:=[.$B$5]*[.C13]*POWER(1-[.C13]; [.$B$5]-1)" office:value-type="float" office:value="0.2688" calcext:value-type="float">
            <text:p>0.2688</text:p>
          </table:table-cell>
          <table:table-cell table:style-name="ce2" office:value-type="string" calcext:value-type="string" table:number-columns-spanned="1" table:number-rows-spanned="4">
            <text:p>N = 1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270958333333333" calcext:value-type="float">
            <text:p>0.270958333333333</text:p>
          </table:table-cell>
          <table:table-cell table:style-name="ce6" office:value-type="float" office:value="0.00258825567100446" calcext:value-type="float">
            <text:p>0.002588255671004</text:p>
          </table:table-cell>
        </table:table-row>
        <table:table-row table:style-name="ro1">
          <table:table-cell table:number-columns-repeated="2"/>
          <table:table-cell table:formula="of:=0.02+[.C13]" office:value-type="float" office:value="0.18" calcext:value-type="float">
            <text:p>0.18</text:p>
          </table:table-cell>
          <table:table-cell table:formula="of:=[.$B$5]*[.C14]*POWER(1-[.C14]; [.$B$5]-1)" office:value-type="float" office:value="0.2952" calcext:value-type="float">
            <text:p>0.2952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table:style-name="ce7" office:value-type="float" office:value="0.0014165216952805" calcext:value-type="float">
            <text:p>0.001416521695281</text:p>
          </table:table-cell>
        </table:table-row>
        <table:table-row table:style-name="ro1">
          <table:table-cell table:number-columns-repeated="2"/>
          <table:table-cell table:formula="of:=0.02+[.C14]" office:value-type="float" office:value="0.2" calcext:value-type="float">
            <text:p>0.2</text:p>
          </table:table-cell>
          <table:table-cell table:formula="of:=[.$B$5]*[.C15]*POWER(1-[.C15]; [.$B$5]-1)" office:value-type="float" office:value="0.32" calcext:value-type="float">
            <text:p>0.32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00141666666666667" calcext:value-type="float">
            <text:p>0.001416666666667</text:p>
          </table:table-cell>
          <table:table-cell table:style-name="ce7" office:value-type="float" office:value="0.000255515852236033" calcext:value-type="float">
            <text:p>0.000255515852236</text:p>
          </table:table-cell>
        </table:table-row>
        <table:table-row table:style-name="ro1">
          <table:table-cell table:number-columns-repeated="2"/>
          <table:table-cell table:formula="of:=0.02+[.C15]" office:value-type="float" office:value="0.22" calcext:value-type="float">
            <text:p>0.22</text:p>
          </table:table-cell>
          <table:table-cell table:formula="of:=[.$B$5]*[.C16]*POWER(1-[.C16]; [.$B$5]-1)" office:value-type="float" office:value="0.3432" calcext:value-type="float">
            <text:p>0.3432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16]" office:value-type="float" office:value="0.24" calcext:value-type="float">
            <text:p>0.24</text:p>
          </table:table-cell>
          <table:table-cell table:formula="of:=[.$B$5]*[.C17]*POWER(1-[.C17]; [.$B$5]-1)" office:value-type="float" office:value="0.3648" calcext:value-type="float">
            <text:p>0.3648</text:p>
          </table:table-cell>
          <table:table-cell table:style-name="ce2" office:value-type="string" calcext:value-type="string" table:number-columns-spanned="1" table:number-rows-spanned="4">
            <text:p>N = 3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0952777777777779" calcext:value-type="float">
            <text:p>0.009527777777778</text:p>
          </table:table-cell>
          <table:table-cell table:style-name="ce6" office:value-type="float" office:value="0.000727895121137477" calcext:value-type="float">
            <text:p>0.000727895121137</text:p>
          </table:table-cell>
        </table:table-row>
        <table:table-row table:style-name="ro1">
          <table:table-cell table:number-columns-repeated="2"/>
          <table:table-cell table:formula="of:=0.02+[.C17]" office:value-type="float" office:value="0.26" calcext:value-type="float">
            <text:p>0.26</text:p>
          </table:table-cell>
          <table:table-cell table:formula="of:=[.$B$5]*[.C18]*POWER(1-[.C18]; [.$B$5]-1)" office:value-type="float" office:value="0.3848" calcext:value-type="float">
            <text:p>0.3848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18]" office:value-type="float" office:value="0.28" calcext:value-type="float">
            <text:p>0.28</text:p>
          </table:table-cell>
          <table:table-cell table:formula="of:=[.$B$5]*[.C19]*POWER(1-[.C19]; [.$B$5]-1)" office:value-type="float" office:value="0.4032" calcext:value-type="float">
            <text:p>0.4032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19]" office:value-type="float" office:value="0.3" calcext:value-type="float">
            <text:p>0.3</text:p>
          </table:table-cell>
          <table:table-cell table:formula="of:=[.$B$5]*[.C20]*POWER(1-[.C20]; [.$B$5]-1)" office:value-type="float" office:value="0.42" calcext:value-type="float">
            <text:p>0.42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20]" office:value-type="float" office:value="0.32" calcext:value-type="float">
            <text:p>0.32</text:p>
          </table:table-cell>
          <table:table-cell table:formula="of:=[.$B$5]*[.C21]*POWER(1-[.C21]; [.$B$5]-1)" office:value-type="float" office:value="0.4352" calcext:value-type="float">
            <text:p>0.43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21]" office:value-type="float" office:value="0.34" calcext:value-type="float">
            <text:p>0.34</text:p>
          </table:table-cell>
          <table:table-cell table:formula="of:=[.$B$5]*[.C22]*POWER(1-[.C22]; [.$B$5]-1)" office:value-type="float" office:value="0.4488" calcext:value-type="float">
            <text:p>0.44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22]" office:value-type="float" office:value="0.36" calcext:value-type="float">
            <text:p>0.36</text:p>
          </table:table-cell>
          <table:table-cell table:formula="of:=[.$B$5]*[.C23]*POWER(1-[.C23]; [.$B$5]-1)" office:value-type="float" office:value="0.4608" calcext:value-type="float">
            <text:p>0.46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23]" office:value-type="float" office:value="0.38" calcext:value-type="float">
            <text:p>0.38</text:p>
          </table:table-cell>
          <table:table-cell table:formula="of:=[.$B$5]*[.C24]*POWER(1-[.C24]; [.$B$5]-1)" office:value-type="float" office:value="0.4712" calcext:value-type="float">
            <text:p>0.47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24]" office:value-type="float" office:value="0.4" calcext:value-type="float">
            <text:p>0.4</text:p>
          </table:table-cell>
          <table:table-cell table:formula="of:=[.$B$5]*[.C25]*POWER(1-[.C25]; [.$B$5]-1)"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25]" office:value-type="float" office:value="0.42" calcext:value-type="float">
            <text:p>0.42</text:p>
          </table:table-cell>
          <table:table-cell table:formula="of:=[.$B$5]*[.C26]*POWER(1-[.C26]; [.$B$5]-1)" office:value-type="float" office:value="0.4872" calcext:value-type="float">
            <text:p>0.48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26]" office:value-type="float" office:value="0.44" calcext:value-type="float">
            <text:p>0.44</text:p>
          </table:table-cell>
          <table:table-cell table:formula="of:=[.$B$5]*[.C27]*POWER(1-[.C27]; [.$B$5]-1)" office:value-type="float" office:value="0.4928" calcext:value-type="float">
            <text:p>0.49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27]" office:value-type="float" office:value="0.46" calcext:value-type="float">
            <text:p>0.46</text:p>
          </table:table-cell>
          <table:table-cell table:formula="of:=[.$B$5]*[.C28]*POWER(1-[.C28]; [.$B$5]-1)" office:value-type="float" office:value="0.4968" calcext:value-type="float">
            <text:p>0.49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28]" office:value-type="float" office:value="0.48" calcext:value-type="float">
            <text:p>0.48</text:p>
          </table:table-cell>
          <table:table-cell table:formula="of:=[.$B$5]*[.C29]*POWER(1-[.C29]; [.$B$5]-1)" office:value-type="float" office:value="0.4992" calcext:value-type="float">
            <text:p>0.49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29]" office:value-type="float" office:value="0.5" calcext:value-type="float">
            <text:p>0.5</text:p>
          </table:table-cell>
          <table:table-cell table:formula="of:=[.$B$5]*[.C30]*POWER(1-[.C30]; [.$B$5]-1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0]" office:value-type="float" office:value="0.52" calcext:value-type="float">
            <text:p>0.52</text:p>
          </table:table-cell>
          <table:table-cell table:formula="of:=[.$B$5]*[.C31]*POWER(1-[.C31]; [.$B$5]-1)" office:value-type="float" office:value="0.4992" calcext:value-type="float">
            <text:p>0.49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1]" office:value-type="float" office:value="0.54" calcext:value-type="float">
            <text:p>0.54</text:p>
          </table:table-cell>
          <table:table-cell table:formula="of:=[.$B$5]*[.C32]*POWER(1-[.C32]; [.$B$5]-1)" office:value-type="float" office:value="0.4968" calcext:value-type="float">
            <text:p>0.49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2]" office:value-type="float" office:value="0.56" calcext:value-type="float">
            <text:p>0.56</text:p>
          </table:table-cell>
          <table:table-cell table:formula="of:=[.$B$5]*[.C33]*POWER(1-[.C33]; [.$B$5]-1)" office:value-type="float" office:value="0.4928" calcext:value-type="float">
            <text:p>0.49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3]" office:value-type="float" office:value="0.58" calcext:value-type="float">
            <text:p>0.58</text:p>
          </table:table-cell>
          <table:table-cell table:formula="of:=[.$B$5]*[.C34]*POWER(1-[.C34]; [.$B$5]-1)" office:value-type="float" office:value="0.4872" calcext:value-type="float">
            <text:p>0.48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4]" office:value-type="float" office:value="0.6" calcext:value-type="float">
            <text:p>0.6</text:p>
          </table:table-cell>
          <table:table-cell table:formula="of:=[.$B$5]*[.C35]*POWER(1-[.C35]; [.$B$5]-1)"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5]" office:value-type="float" office:value="0.62" calcext:value-type="float">
            <text:p>0.62</text:p>
          </table:table-cell>
          <table:table-cell table:formula="of:=[.$B$5]*[.C36]*POWER(1-[.C36]; [.$B$5]-1)" office:value-type="float" office:value="0.4712" calcext:value-type="float">
            <text:p>0.47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6]" office:value-type="float" office:value="0.64" calcext:value-type="float">
            <text:p>0.64</text:p>
          </table:table-cell>
          <table:table-cell table:formula="of:=[.$B$5]*[.C37]*POWER(1-[.C37]; [.$B$5]-1)" office:value-type="float" office:value="0.4608" calcext:value-type="float">
            <text:p>0.46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7]" office:value-type="float" office:value="0.66" calcext:value-type="float">
            <text:p>0.66</text:p>
          </table:table-cell>
          <table:table-cell table:formula="of:=[.$B$5]*[.C38]*POWER(1-[.C38]; [.$B$5]-1)" office:value-type="float" office:value="0.4488" calcext:value-type="float">
            <text:p>0.44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8]" office:value-type="float" office:value="0.68" calcext:value-type="float">
            <text:p>0.68</text:p>
          </table:table-cell>
          <table:table-cell table:formula="of:=[.$B$5]*[.C39]*POWER(1-[.C39]; [.$B$5]-1)" office:value-type="float" office:value="0.4352" calcext:value-type="float">
            <text:p>0.43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9]" office:value-type="float" office:value="0.7" calcext:value-type="float">
            <text:p>0.7</text:p>
          </table:table-cell>
          <table:table-cell table:formula="of:=[.$B$5]*[.C40]*POWER(1-[.C40]; [.$B$5]-1)" office:value-type="float" office:value="0.42" calcext:value-type="float">
            <text:p>0.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0]" office:value-type="float" office:value="0.72" calcext:value-type="float">
            <text:p>0.72</text:p>
          </table:table-cell>
          <table:table-cell table:formula="of:=[.$B$5]*[.C41]*POWER(1-[.C41]; [.$B$5]-1)" office:value-type="float" office:value="0.4032" calcext:value-type="float">
            <text:p>0.40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1]" office:value-type="float" office:value="0.74" calcext:value-type="float">
            <text:p>0.74</text:p>
          </table:table-cell>
          <table:table-cell table:formula="of:=[.$B$5]*[.C42]*POWER(1-[.C42]; [.$B$5]-1)" office:value-type="float" office:value="0.3848" calcext:value-type="float">
            <text:p>0.3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2]" office:value-type="float" office:value="0.76" calcext:value-type="float">
            <text:p>0.76</text:p>
          </table:table-cell>
          <table:table-cell table:formula="of:=[.$B$5]*[.C43]*POWER(1-[.C43]; [.$B$5]-1)" office:value-type="float" office:value="0.3648" calcext:value-type="float">
            <text:p>0.36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3]" office:value-type="float" office:value="0.78" calcext:value-type="float">
            <text:p>0.78</text:p>
          </table:table-cell>
          <table:table-cell table:formula="of:=[.$B$5]*[.C44]*POWER(1-[.C44]; [.$B$5]-1)" office:value-type="float" office:value="0.3432" calcext:value-type="float">
            <text:p>0.34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4]" office:value-type="float" office:value="0.8" calcext:value-type="float">
            <text:p>0.8</text:p>
          </table:table-cell>
          <table:table-cell table:formula="of:=[.$B$5]*[.C45]*POWER(1-[.C45]; [.$B$5]-1)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5]" office:value-type="float" office:value="0.82" calcext:value-type="float">
            <text:p>0.82</text:p>
          </table:table-cell>
          <table:table-cell table:formula="of:=[.$B$5]*[.C46]*POWER(1-[.C46]; [.$B$5]-1)" office:value-type="float" office:value="0.295199999999999" calcext:value-type="float">
            <text:p>0.2951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6]" office:value-type="float" office:value="0.84" calcext:value-type="float">
            <text:p>0.84</text:p>
          </table:table-cell>
          <table:table-cell table:formula="of:=[.$B$5]*[.C47]*POWER(1-[.C47]; [.$B$5]-1)" office:value-type="float" office:value="0.268799999999999" calcext:value-type="float">
            <text:p>0.2687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7]" office:value-type="float" office:value="0.86" calcext:value-type="float">
            <text:p>0.86</text:p>
          </table:table-cell>
          <table:table-cell table:formula="of:=[.$B$5]*[.C48]*POWER(1-[.C48]; [.$B$5]-1)" office:value-type="float" office:value="0.240799999999999" calcext:value-type="float">
            <text:p>0.2407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8]" office:value-type="float" office:value="0.88" calcext:value-type="float">
            <text:p>0.88</text:p>
          </table:table-cell>
          <table:table-cell table:formula="of:=[.$B$5]*[.C49]*POWER(1-[.C49]; [.$B$5]-1)" office:value-type="float" office:value="0.211199999999999" calcext:value-type="float">
            <text:p>0.2111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9]" office:value-type="float" office:value="0.9" calcext:value-type="float">
            <text:p>0.9</text:p>
          </table:table-cell>
          <table:table-cell table:formula="of:=[.$B$5]*[.C50]*POWER(1-[.C50]; [.$B$5]-1)" office:value-type="float" office:value="0.179999999999999" calcext:value-type="float">
            <text:p>0.1799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0]" office:value-type="float" office:value="0.92" calcext:value-type="float">
            <text:p>0.92</text:p>
          </table:table-cell>
          <table:table-cell table:formula="of:=[.$B$5]*[.C51]*POWER(1-[.C51]; [.$B$5]-1)" office:value-type="float" office:value="0.147199999999999" calcext:value-type="float">
            <text:p>0.1471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1]" office:value-type="float" office:value="0.94" calcext:value-type="float">
            <text:p>0.94</text:p>
          </table:table-cell>
          <table:table-cell table:formula="of:=[.$B$5]*[.C52]*POWER(1-[.C52]; [.$B$5]-1)" office:value-type="float" office:value="0.112799999999999" calcext:value-type="float">
            <text:p>0.1127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2]" office:value-type="float" office:value="0.960000000000001" calcext:value-type="float">
            <text:p>0.960000000000001</text:p>
          </table:table-cell>
          <table:table-cell table:formula="of:=[.$B$5]*[.C53]*POWER(1-[.C53]; [.$B$5]-1)" office:value-type="float" office:value="0.0767999999999991" calcext:value-type="float">
            <text:p>0.0767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3]" office:value-type="float" office:value="0.98" calcext:value-type="float">
            <text:p>0.98</text:p>
          </table:table-cell>
          <table:table-cell table:formula="of:=[.$B$5]*[.C54]*POWER(1-[.C54]; [.$B$5]-1)" office:value-type="float" office:value="0.039199999999999" calcext:value-type="float">
            <text:p>0.0391999999999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4]" office:value-type="float" office:value="1" calcext:value-type="float">
            <text:p>1</text:p>
          </table:table-cell>
          <table:table-cell table:formula="of:=[.$B$5]*[.C55]*POWER(1-[.C55]; [.$B$5]-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8:05:43.714325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5:27:40.909112115</meta:creation-date>
    <dc:date>2021-01-24T18:21:53.000370051</dc:date>
    <meta:editing-duration>PT59M53S</meta:editing-duration>
    <meta:editing-cycles>3</meta:editing-cycles>
    <meta:generator>LibreOffice/6.4.6.2$Linux_X86_64 LibreOffice_project/40$Build-2</meta:generator>
    <meta:document-statistic meta:table-count="1" meta:cell-count="162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51cm" svg:stroke-color="#004586" draw:fill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000" draw:fill-color="#ff4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32cm" svg:height="11.947cm" xlink:href=".." xlink:type="simple" chart:class="chart:scatter" chart:style-name="ch1">
        <chart:title svg:x="5.765cm" svg:y="0.374cm" chart:style-name="ch2">
          <text:p>Theoretical vs Simulation (N = 2)</text:p>
        </chart:title>
        <chart:legend chart:legend-position="end" svg:x="14.624cm" svg:y="5.404cm" style:legend-expansion="custom" chartooo:width="3.462cm" chartooo:height="1.096cm" style:legend-expansion-aspect-ratio="3.15875912408759" chart:style-name="ch3"/>
        <chart:plot-area chart:style-name="ch4" table:cell-range-address="Sheet1.C5:Sheet1.D55 Sheet1.G5:Sheet1.G8" chart:data-source-has-labels="row" svg:x="1.5cm" svg:y="1.411cm" svg:width="12.82cm" svg:height="9.336cm">
          <chartooo:coordinate-region svg:x="2.227cm" svg:y="1.611cm" svg:width="11.853cm" svg:height="8.489cm"/>
          <chart:axis chart:dimension="x" chart:name="primary-x" chart:style-name="ch5">
            <chart:title svg:x="7.76cm" svg:y="10.985cm" chart:style-name="ch6">
              <text:p>p</text:p>
            </chart:title>
          </chart:axis>
          <chart:axis chart:dimension="y" chart:name="primary-y" chart:style-name="ch5">
            <chart:title svg:x="0.576cm" svg:y="7.419cm" chart:style-name="ch7">
              <text:p>Mean Throughput</text:p>
            </chart:title>
            <chart:grid chart:style-name="ch8" chart:class="major"/>
          </chart:axis>
          <chart:series chart:style-name="ch9" chart:values-cell-range-address="Sheet1.D5:Sheet1.D55" loext:label-string="theoretical" chart:class="chart:scatter">
            <chart:domain table:cell-range-address="Sheet1.C5:Sheet1.C55"/>
            <chart:data-point chart:repeated="51"/>
          </chart:series>
          <chart:series chart:style-name="ch10" chart:values-cell-range-address="Sheet1.G5:Sheet1.G8" loext:label-string="simulation" chart:class="chart:scatter">
            <chart:domain table:cell-range-address="Sheet1.F5:Sheet1.F8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eoretical</text:p>
              </table:table-cell>
              <table:table-cell office:value-type="string">
                <text:p>Column F</text:p>
              </table:table-cell>
              <table:table-cell office:value-type="string">
                <text:p>simul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5:Sheet1.C55</svg:desc>
                </draw:g>
              </table:table-cell>
              <table:table-cell office:value-type="float" office:value="0">
                <text:p>0</text:p>
                <draw:g>
                  <svg:desc>Sheet1.D5:Sheet1.D55</svg:desc>
                </draw:g>
              </table:table-cell>
              <table:table-cell office:value-type="float" office:value="0.2">
                <text:p>0.2</text:p>
                <draw:g>
                  <svg:desc>Sheet1.F5:Sheet1.F8</svg:desc>
                </draw:g>
              </table:table-cell>
              <table:table-cell office:value-type="float" office:value="0.318430555555556">
                <text:p>0.318430555555556</text:p>
                <draw:g>
                  <svg:desc>Sheet1.G5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392">
                <text:p>0.0392</text:p>
              </table:table-cell>
              <table:table-cell office:value-type="float" office:value="0.4">
                <text:p>0.4</text:p>
              </table:table-cell>
              <table:table-cell office:value-type="float" office:value="0.478972222222222">
                <text:p>0.47897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768">
                <text:p>0.0768</text:p>
              </table:table-cell>
              <table:table-cell office:value-type="float" office:value="0.6">
                <text:p>0.6</text:p>
              </table:table-cell>
              <table:table-cell office:value-type="float" office:value="0.482708333333333">
                <text:p>0.48270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1128">
                <text:p>0.1128</text:p>
              </table:table-cell>
              <table:table-cell office:value-type="float" office:value="0.8">
                <text:p>0.8</text:p>
              </table:table-cell>
              <table:table-cell office:value-type="float" office:value="0.319958333333333">
                <text:p>0.319958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1472">
                <text:p>0.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2112">
                <text:p>0.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2408">
                <text:p>0.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2688">
                <text:p>0.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2952">
                <text:p>0.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432">
                <text:p>0.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3648">
                <text:p>0.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3848">
                <text:p>0.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4032">
                <text:p>0.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352">
                <text:p>0.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4488">
                <text:p>0.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4608">
                <text:p>0.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712">
                <text:p>0.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72">
                <text:p>0.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4928">
                <text:p>0.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968">
                <text:p>0.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992">
                <text:p>0.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4992">
                <text:p>0.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968">
                <text:p>0.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4928">
                <text:p>0.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872">
                <text:p>0.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4712">
                <text:p>0.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608">
                <text:p>0.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488">
                <text:p>0.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352">
                <text:p>0.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4032">
                <text:p>0.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848">
                <text:p>0.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648">
                <text:p>0.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432">
                <text:p>0.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295199999999999">
                <text:p>0.2951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268799999999999">
                <text:p>0.2687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240799999999999">
                <text:p>0.2407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211199999999999">
                <text:p>0.2111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179999999999999">
                <text:p>0.17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147199999999999">
                <text:p>0.1471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112799999999999">
                <text:p>0.1127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767999999999991">
                <text:p>0.076799999999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39199999999999">
                <text:p>0.0391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